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c628" officeooo:paragraph-rsid="0005c62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5c628" officeooo:paragraph-rsid="0005c62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c628" officeooo:paragraph-rsid="0007996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5c628" officeooo:paragraph-rsid="0005c6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05c628" officeooo:paragraph-rsid="0007996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9195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5c628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05c628" officeooo:paragraph-rsid="00079963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079963" officeooo:paragraph-rsid="00079963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079963"/>
    </style:style>
    <style:style style:name="T1" style:family="text">
      <style:text-properties officeooo:rsid="0005c62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5c628" style:font-size-asian="12pt" style:font-size-complex="12pt"/>
    </style:style>
    <style:style style:name="T4" style:family="text">
      <style:text-properties fo:font-size="12pt" officeooo:rsid="00079963" style:font-size-asian="12pt" style:font-size-complex="12pt"/>
    </style:style>
    <style:style style:name="T5" style:family="text">
      <style:text-properties fo:font-size="12pt" officeooo:rsid="0008e6bf" style:font-size-asian="12pt" style:font-size-complex="12pt"/>
    </style:style>
    <style:style style:name="T6" style:family="text">
      <style:text-properties fo:font-size="12pt" officeooo:rsid="0009195b" style:font-size-asian="12pt" style:font-size-complex="12pt"/>
    </style:style>
    <style:style style:name="T7" style:family="text">
      <style:text-properties fo:font-size="12pt" officeooo:rsid="000addca" style:font-size-asian="12pt" style:font-size-complex="12pt"/>
    </style:style>
    <style:style style:name="T8" style:family="text">
      <style:text-properties officeooo:rsid="0007996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79963"/>
    </style:style>
    <style:style style:name="T11" style:family="text">
      <style:text-properties style:text-underline-style="solid" style:text-underline-width="auto" style:text-underline-color="font-color" officeooo:rsid="000addca"/>
    </style:style>
    <style:style style:name="T12" style:family="text">
      <style:text-properties officeooo:rsid="0008e6bf"/>
    </style:style>
    <style:style style:name="T13" style:family="text">
      <style:text-properties officeooo:rsid="000919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6cm" fo:text-indent="-0.635cm" fo:margin-left="1.7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1cm" fo:text-indent="-0.635cm" fo:margin-left="2.4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6cm" fo:text-indent="-0.635cm" fo:margin-left="3.0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81cm" fo:text-indent="-0.635cm" fo:margin-left="3.6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6cm" fo:text-indent="-0.635cm" fo:margin-left="4.3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51cm" fo:text-indent="-0.635cm" fo:margin-left="4.9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6cm" fo:text-indent="-0.635cm" fo:margin-left="5.5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21cm" fo:text-indent="-0.635cm" fo:margin-left="6.2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6cm" fo:text-indent="-0.635cm" fo:margin-left="6.8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91cm" fo:text-indent="-0.635cm" fo:margin-left="7.4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laris控制系统UI使用说明</text:p>
      <text:p text:style-name="P1"/>
      <text:p text:style-name="P2">一、桌面应用版</text:p>
      <text:p text:style-name="P7"><text:span text:style-name="T3"><text:s text:c="8"/>使用NW.js开发，</text:span><text:span text:style-name="T2">NW.js （原名 node-webkit）是一个基于 </text:span><text:span text:style-name="Source_20_Text"><text:span text:style-name="T2">Chromium</text:span></text:span><text:span text:style-name="T2"> 和 </text:span><text:span text:style-name="Source_20_Text"><text:span text:style-name="T2">node.js</text:span></text:span><text:span text:style-name="T2"> 运行的，通过它可以用 HTML 和 JavaScript 编写原生应用程序。它还允许从 DOM 调用 Node.js 的模块 ，实现了一个用所有 Web 技术来写原生应用程序的新的开发模式。 </text:span></text:p>
      <text:p text:style-name="P6"><text:s text:c="7"/>在/home/<text:span text:style-name="T1">work/LocationTest/App路径下有3个文件分别是index.heml、package.json、TL.js.</text:span></text:p>
      <text:list xml:id="list7569372026514971064" text:style-name="L1">
        <text:list-item>
          <text:p text:style-name="P8">index.heml显示前端桌面</text:p>
        </text:list-item>
        <text:list-item>
          <text:p text:style-name="P8">package.json设置窗口的相关属性</text:p>
        </text:list-item>
        <text:list-item>
          <text:p text:style-name="P8">TL.js包含相关后端的操作函数</text:p>
        </text:list-item>
      </text:list>
      <text:p text:style-name="P5">启动应用只要在/home/work/LocationTest/<text:span text:style-name="T12">App</text:span>路径下执行<text:span text:style-name="T9">nw .</text:span>命令即可<text:span text:style-name="T8">。</text:span></text:p>
      <text:p text:style-name="P5"/>
      <text:p text:style-name="P3">二、网页版</text:p>
      <text:p text:style-name="P3"><text:span text:style-name="T2"><text:s text:c="8"/>使用html</text:span><text:span text:style-name="T4">+js</text:span><text:span text:style-name="T2">开发,在/home/work/LocationTest/</text:span><text:span text:style-name="T5">Web</text:span><text:span text:style-name="T2">路径下有</text:span><text:span text:style-name="T4">4</text:span><text:span text:style-name="T2">个文件分别是</text:span><text:span text:style-name="T4">inde</text:span><text:span text:style-name="T7">x</text:span><text:span text:style-name="T4">.js、requestHandlers.js、 router.js 、server.js.</text:span></text:p>
      <text:list xml:id="list3738137278348718902" text:style-name="L2">
        <text:list-item>
          <text:p text:style-name="P10"><text:span text:style-name="T4">inde</text:span><text:span text:style-name="T7">x</text:span><text:span text:style-name="T4">.js主文件,</text:span><text:span text:style-name="T6">调用其他模块</text:span></text:p>
        </text:list-item>
        <text:list-item>
          <text:p text:style-name="P9">requestHandlers.js包含一些请求处理函数</text:p>
        </text:list-item>
        <text:list-item>
          <text:p text:style-name="P9">router.js创建路由</text:p>
        </text:list-item>
        <text:list-item>
          <text:p text:style-name="P9">server.js创建服务器</text:p>
        </text:list-item>
      </text:list>
      <text:p text:style-name="P5"><text:span text:style-name="T4"><text:s text:c="7"/>启动服务器只要在/home/work/LocationTest/</text:span><text:span text:style-name="T13">Web</text:span><text:span text:style-name="T4">路径下执行</text:span><text:span text:style-name="T10">node inde</text:span><text:span text:style-name="T11">x</text:span><text:span text:style-name="T10">.js</text:span><text:span text:style-name="T4">命令即可</text:span><text:span text:style-name="T8">。然后在浏览器中输入对应网址，端口号为888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1:34:10.771562296</meta:creation-date>
    <dc:date>2017-01-19T15:37:03.207165568</dc:date>
    <meta:editing-duration>PT10M1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77" meta:character-count="644" meta:non-whitespace-character-count="592"/>
  </office:meta>
</office:document-meta>
</file>